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534in"/>
    </style:style>
    <style:style style:name="Table1" style:family="table" style:master-page-name="MP0">
      <style:table-properties style:width="6.418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" style:family="table-column">
      <style:table-column-properties style:column-width="4.8236in"/>
    </style:style>
    <style:style style:name="TableColumn7" style:family="table-column">
      <style:table-column-properties style:column-width="0.3937in"/>
    </style:style>
    <style:style style:name="TableColumn8" style:family="table-column">
      <style:table-column-properties style:column-width="1.0437in"/>
    </style:style>
    <style:style style:name="Table5" style:family="table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margin-bottom="0in" fo:line-height="100%"/>
      <style:text-properties style:font-name="Tahoma" style:font-name-complex="Tahoma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end" fo:margin-bottom="0in" fo:line-height="100%"/>
      <style:text-properties style:font-name="Tahoma" style:font-name-complex="Tahoma"/>
    </style:style>
    <style:style style:name="P1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3" style:family="table-column">
      <style:table-column-properties style:column-width="0.9812in"/>
    </style:style>
    <style:style style:name="TableColumn24" style:family="table-column">
      <style:table-column-properties style:column-width="2.559in"/>
    </style:style>
    <style:style style:name="TableColumn25" style:family="table-column">
      <style:table-column-properties style:column-width="0.2138in"/>
    </style:style>
    <style:style style:name="TableColumn26" style:family="table-column">
      <style:table-column-properties style:column-width="2.5423in"/>
    </style:style>
    <style:style style:name="Table22" style:family="table">
      <style:table-properties style:width="6.2965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Tahoma" style:font-name-complex="Tahoma"/>
    </style:style>
    <style:style style:name="T33" style:parent-style-name="DefaultParagraphFont" style:family="text">
      <style:text-properties style:font-name="Arial" style:font-name-asian="Arial" style:font-name-complex="Arial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Tahoma" style:font-name-complex="Tahoma"/>
    </style:style>
    <style:style style:name="T44" style:parent-style-name="DefaultParagraphFont" style:family="text">
      <style:text-properties style:font-name="Arial" style:font-name-asian="Arial" style:font-name-complex="Arial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8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2" style:family="table-column">
      <style:table-column-properties style:column-width="5.375in"/>
    </style:style>
    <style:style style:name="Table91" style:family="table">
      <style:table-properties style:width="5.375in" fo:margin-left="0.8826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P96" style:parent-style-name="Normal" style:family="paragraph">
      <style:paragraph-properties fo:text-align="justify" fo:margin-bottom="0in" fo:line-height="100%"/>
      <style:text-properties style:font-name="Tahoma" style:font-name-complex="Tahoma"/>
    </style:style>
    <style:style style:name="P97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4" style:family="table-column">
      <style:table-column-properties style:column-width="2.5201in"/>
    </style:style>
    <style:style style:name="Table103" style:family="table">
      <style:table-properties style:width="2.5201in" fo:margin-left="3.7375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 fo:margin-bottom="0in" fo:line-height="100%"/>
      <style:text-properties style:font-name="Tahoma" style:font-name-complex="Tahoma"/>
    </style:style>
    <style:style style:name="P10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12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13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14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15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16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17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1" style:family="table-column">
      <style:table-column-properties style:column-width="2.5201in"/>
    </style:style>
    <style:style style:name="Table120" style:family="table">
      <style:table-properties style:width="2.5201in" fo:margin-left="3.7375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="Tahoma" style:font-name-complex="Tahoma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style:font-name="Tahoma" style:font-name-complex="Tahoma"/>
    </style:style>
    <style:style style:name="P128" style:parent-style-name="Normal" style:family="paragraph">
      <style:paragraph-properties fo:margin-bottom="0in" fo:line-height="100%"/>
      <style:text-properties style:font-name="Tahoma" style:font-name-complex="Tahoma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style:font-name="Tahoma" style:font-name-complex="Tahoma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Tahoma" style:font-name-complex="Tahoma"/>
    </style:style>
    <style:style style:name="P135" style:parent-style-name="Normal" style:family="paragraph">
      <style:paragraph-properties fo:margin-bottom="0in" fo:line-height="100%"/>
      <style:text-properties style:font-name="Tahoma" style:font-name-complex="Tahoma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able:table table:style-name="Table5">
              <table:table-columns>
                <table:table-column table:style-name="TableColumn6"/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Kejaksaan {namaSatker}</text:p>
                </table:table-cell>
                <table:table-cell table:style-name="TableCell12">
                  <text:p text:style-name="P13"/>
                </table:table-cell>
                <table:table-cell table:style-name="TableCell14">
                  <text:p text:style-name="P15">Pidsus-3A</text:p>
                </table:table-cell>
              </table:table-row>
            </table:table>
            <text:p text:style-name="P16"/>
          </table:table-cell>
        </table:table-row>
        <table:table-row table:style-name="TableRow17"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>Nomor</text:p>
                </table:table-cell>
                <table:table-cell table:style-name="TableCell30">
                  <text:p text:style-name="P31"><text:span text:style-name="T32">:</text:span><text:span text:style-name="T33"><text:s/>:{noSurat}</text:span></text:p>
                </table:table-cell>
                <table:table-cell table:style-name="TableCell34">
                  <text:p text:style-name="P35"/>
                </table:table-cell>
                <table:table-cell table:style-name="TableCell36">
                  <text:p text:style-name="P37">Jakarta, 29 September 2015</text:p>
                </table:table-cell>
              </table:table-row>
              <table:table-row table:style-name="TableRow38">
                <table:table-cell table:style-name="TableCell39">
                  <text:p text:style-name="P40">Sifat</text:p>
                </table:table-cell>
                <table:table-cell table:style-name="TableCell41">
                  <text:p text:style-name="P42"><text:span text:style-name="T43">:</text:span><text:span text:style-name="T44"><text:s/>{sifatSurat}</text:span></text:p>
                </table:table-cell>
                <table:table-cell table:style-name="TableCell45">
                  <text:p text:style-name="P46"/>
                </table:table-cell>
                <table:table-cell table:style-name="TableCell47">
                  <text:p text:style-name="P48"/>
                </table:table-cell>
              </table:table-row>
              <table:table-row table:style-name="TableRow49">
                <table:table-cell table:style-name="TableCell50">
                  <text:p text:style-name="P51">Lampiran</text:p>
                </table:table-cell>
                <table:table-cell table:style-name="TableCell52">
                  <text:p text:style-name="P53">:</text:p>
                </table:table-cell>
                <table:table-cell table:style-name="TableCell54">
                  <text:p text:style-name="P55"/>
                </table:table-cell>
                <table:table-cell table:style-name="TableCell56">
                  <text:p text:style-name="P57"/>
                </table:table-cell>
              </table:table-row>
              <table:table-row table:style-name="TableRow58">
                <table:table-cell table:style-name="TableCell59">
                  <text:p text:style-name="P60">Perihal</text:p>
                </table:table-cell>
                <table:table-cell table:style-name="TableCell61">
                  <text:p text:style-name="P62">: Pemberitahuan tindak lanjut atas laporan/Pengaduan setelah dilakukan<text:s/>penelitian</text:p>
                </table:table-cell>
                <table:table-cell table:style-name="TableCell63">
                  <text:p text:style-name="P64"/>
                </table:table-cell>
                <table:table-cell table:style-name="TableCell65">
                  <text:p text:style-name="P66">KEPADA YTH.</text:p>
                </table:table-cell>
              </table:table-row>
              <table:table-row table:style-name="TableRow67"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  <table:table-cell table:style-name="TableCell72">
                  <text:p text:style-name="P73"/>
                </table:table-cell>
                <table:table-cell table:style-name="TableCell74">
                  <text:p text:style-name="P75"/>
                </table:table-cell>
              </table:table-row>
              <table:table-row table:style-name="TableRow76">
                <table:table-cell table:style-name="TableCell77">
                  <text:p text:style-name="P78"/>
                </table:table-cell>
                <table:table-cell table:style-name="TableCell79">
                  <text:p text:style-name="P80"/>
                </table:table-cell>
                <table:table-cell table:style-name="TableCell81">
                  <text:p text:style-name="P82"/>
                </table:table-cell>
                <table:table-cell table:style-name="TableCell83">
                  <text:p text:style-name="P84">DI -<text:s/></text:p>
                </table:table-cell>
              </table:table-row>
            </table:table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able:table table:style-name="Table91">
              <table:table-columns>
                <table:table-column table:style-name="TableColumn92"/>
              </table:table-columns>
              <table:table-row table:style-name="TableRow93">
                <table:table-cell table:style-name="TableCell94">
                  <text:p text:style-name="P95"><text:s text:c="5"/>Menindaklanjuti surat kami Nomor {}, tanggal {}, Perihal {}, kami sampaikan bahwa setelah dilakukan {penelitian/penyelidikan} atas laporan/pengaduan</text:p>
                  <text:p text:style-name="P96"><text:s text:c="5"/>Demikian untuk maklum. <text:s text:c="3"/></text:p>
                </table:table-cell>
              </table:table-row>
            </table:table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able:table table:style-name="Table103">
              <table:table-columns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/>
                </table:table-cell>
              </table:table-row>
            </table:table>
            <text:p text:style-name="P108"/>
          </table:table-cell>
        </table:table-row>
        <table:table-row table:style-name="TableRow109">
          <table:table-cell table:style-name="TableCell110">
            <text:p text:style-name="P111"/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</table:table-cell>
        </table:table-row>
        <table:table-row table:style-name="TableRow118">
          <table:table-cell table:style-name="TableCell119">
            <table:table table:style-name="Table120">
              <table:table-columns>
                <table:table-column table:style-name="TableColumn121"/>
              </table:table-columns>
              <table:table-row table:style-name="TableRow122">
                <table:table-cell table:style-name="TableCell123">
                  <text:p text:style-name="P124">{nama}</text:p>
                </table:table-cell>
              </table:table-row>
              <table:table-row table:style-name="TableRow125">
                <table:table-cell table:style-name="TableCell126">
                  <text:p text:style-name="P127">Pangkat/NIP.</text:p>
                </table:table-cell>
              </table:table-row>
            </table:table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Tembusan:</text:p>
            <text:p text:style-name="P135">{Tembusan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isa</meta:initial-creator>
    <dc:creator>edo</dc:creator>
    <meta:creation-date>2015-09-02T03:06:00Z</meta:creation-date>
    <dc:date>2015-09-02T03:14:00Z</dc:date>
    <meta:template xlink:href="Normal" xlink:type="simple"/>
    <meta:editing-cycles>4</meta:editing-cycles>
    <meta:editing-duration>PT360S</meta:editing-duration>
    <meta:document-statistic meta:page-count="1" meta:paragraph-count="1" meta:word-count="74" meta:character-count="499" meta:row-count="3" meta:non-whitespace-character-count="426"/>
  </office:meta>
</office:document-meta>
</file>